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9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How do you use open-source hardware products? (check all that apply)</text:p>
          </table:table-cell>
          <table:covered-table-cell table:style-name="ce10" office:value-type="string">
            <text:p>How do you use open-source hardware products? (check all that apply)</text:p>
          </table:covered-table-cell>
          <table:covered-table-cell table:style-name="ce10" office:value-type="string">
            <text:p>How do you use open-source hardware products? (check all that apply)</text:p>
          </table:covered-table-cell>
          <table:covered-table-cell table:style-name="ce10" office:value-type="string">
            <text:p>How do you use open-source hardware products? (check all that apply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Percent</text:p>
          </table:table-cell>
          <table:table-cell table:style-name="ce16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s consumer products (watch, car, washing machine, etc.)</text:p>
          </table:table-cell>
          <table:covered-table-cell table:style-name="ce12" office:value-type="string">
            <text:p>As consumer products (watch, car, washing machine, etc.)</text:p>
          </table:covered-table-cell>
          <table:table-cell table:style-name="ce17" office:value-type="percentage" office:value="0.235">
            <text:p>23.5%</text:p>
          </table:table-cell>
          <table:table-cell table:style-name="ce19" office:value-type="float" office:value="174">
            <text:p>17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s production tools (3D printer, CNC router, loom, etc.)</text:p>
          </table:table-cell>
          <table:covered-table-cell table:style-name="ce12" office:value-type="string">
            <text:p>As production tools (3D printer, CNC router, loom, etc.)</text:p>
          </table:covered-table-cell>
          <table:table-cell table:style-name="ce17" office:value-type="percentage" office:value="0.389">
            <text:p>38.9%</text:p>
          </table:table-cell>
          <table:table-cell table:style-name="ce19" office:value-type="float" office:value="289">
            <text:p>289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s scientific or other instrumentation / measurement tools</text:p>
          </table:table-cell>
          <table:covered-table-cell table:style-name="ce12" office:value-type="string">
            <text:p>As scientific or other instrumentation / measurement tools</text:p>
          </table:covered-table-cell>
          <table:table-cell table:style-name="ce17" office:value-type="percentage" office:value="0.342">
            <text:p>34.2%</text:p>
          </table:table-cell>
          <table:table-cell table:style-name="ce19" office:value-type="float" office:value="254">
            <text:p>25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s building blocks for personal / hobby projects</text:p>
          </table:table-cell>
          <table:covered-table-cell table:style-name="ce12" office:value-type="string">
            <text:p>As building blocks for personal / hobby projects</text:p>
          </table:covered-table-cell>
          <table:table-cell table:style-name="ce17" office:value-type="percentage" office:value="0.877">
            <text:p>87.7%</text:p>
          </table:table-cell>
          <table:table-cell table:style-name="ce19" office:value-type="float" office:value="651">
            <text:p>65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s building blocks for professional / work projects</text:p>
          </table:table-cell>
          <table:covered-table-cell table:style-name="ce12" office:value-type="string">
            <text:p>As building blocks for professional / work projects</text:p>
          </table:covered-table-cell>
          <table:table-cell table:style-name="ce17" office:value-type="percentage" office:value="0.504">
            <text:p>50.4%</text:p>
          </table:table-cell>
          <table:table-cell table:style-name="ce19" office:value-type="float" office:value="374">
            <text:p>374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10 'Question 1'.C4:'Question 1'.C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To learn about hardware</text:p>
          </table:table-cell>
          <table:covered-table-cell table:style-name="ce12" office:value-type="string">
            <text:p>To learn about hardware</text:p>
          </table:covered-table-cell>
          <table:table-cell table:style-name="ce17" office:value-type="percentage" office:value="0.66">
            <text:p>66.0%</text:p>
          </table:table-cell>
          <table:table-cell table:style-name="ce19" office:value-type="float" office:value="490">
            <text:p>49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o teach</text:p>
          </table:table-cell>
          <table:covered-table-cell table:style-name="ce12" office:value-type="string">
            <text:p>To teach</text:p>
          </table:covered-table-cell>
          <table:table-cell table:style-name="ce17" office:value-type="percentage" office:value="0.267">
            <text:p>26.7%</text:p>
          </table:table-cell>
          <table:table-cell table:style-name="ce19" office:value-type="float" office:value="198">
            <text:p>19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8" office:value-type="float" office:value="15">
            <text:p>15</text:p>
          </table:covered-table-cell>
          <table:table-cell table:style-name="ce20" office:value-type="float" office:value="15">
            <text:p>15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742">
            <text:p>742</text:p>
          </table:covered-table-cell>
          <table:table-cell table:style-name="ce21" office:value-type="float" office:value="742">
            <text:p>742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265">
            <text:p>265</text:p>
          </table:covered-table-cell>
          <table:table-cell table:style-name="ce22" office:value-type="float" office:value="265">
            <text:p>265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3-11-01T01:25:00">
            <text:p>Nov 1, 2013 1:25 AM</text:p>
          </table:table-cell>
          <table:table-cell office:value-type="string">
            <text:p>Eventual World Domination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10-29T02:50:00">
            <text:p>Oct 29, 2013 2:50 AM</text:p>
          </table:table-cell>
          <table:table-cell office:value-type="string">
            <text:p>As development tools for work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10-28T21:08:00">
            <text:p>Oct 28, 2013 9:08 PM</text:p>
          </table:table-cell>
          <table:table-cell office:value-type="string">
            <text:p>to make art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10-28T21:08:00">
            <text:p>Oct 28, 2013 9:08 PM</text:p>
          </table:table-cell>
          <table:table-cell office:value-type="string">
            <text:p>Researching as building blocks for work projects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08-09T07:35:00">
            <text:p>Aug 9, 2013 7:35 AM</text:p>
          </table:table-cell>
          <table:table-cell office:value-type="string">
            <text:p>I wish I had used it for other things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08-03T14:09:00">
            <text:p>Aug 3, 2013 2:09 PM</text:p>
          </table:table-cell>
          <table:table-cell office:value-type="string">
            <text:p>I am also one of the founding members of the KC Open Hardware group and a sponsor of the OHS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07-31T23:34:00">
            <text:p>Jul 31, 2013 11:34 PM</text:p>
          </table:table-cell>
          <table:table-cell office:value-type="string">
            <text:p>Furnitures!</text:p>
          </table:table-cell>
          <table:table-cell table:number-columns-repeated="1021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5" office:value-type="date" office:date-value="2013-07-26T01:30:00">
            <text:p>Jul 26, 2013 1:30 AM</text:p>
          </table:table-cell>
          <table:table-cell office:value-type="string">
            <text:p>In a research project in my undergraduate course.</text:p>
          </table:table-cell>
          <table:table-cell table:number-columns-repeated="1021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15" office:value-type="date" office:date-value="2013-07-24T20:08:00">
            <text:p>Jul 24, 2013 8:08 PM</text:p>
          </table:table-cell>
          <table:table-cell office:value-type="string">
            <text:p>I use LibraryBox</text:p>
          </table:table-cell>
          <table:table-cell table:number-columns-repeated="1021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15" office:value-type="date" office:date-value="2013-07-24T20:05:00">
            <text:p>Jul 24, 2013 8:05 PM</text:p>
          </table:table-cell>
          <table:table-cell office:value-type="string">
            <text:p>Cheap development boards so I don't have to spin a PCB.</text:p>
          </table:table-cell>
          <table:table-cell table:number-columns-repeated="1021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15" office:value-type="date" office:date-value="2013-07-24T19:35:00">
            <text:p>Jul 24, 2013 7:35 PM</text:p>
          </table:table-cell>
          <table:table-cell office:value-type="string">
            <text:p>As film props</text:p>
          </table:table-cell>
          <table:table-cell table:number-columns-repeated="1021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5" office:value-type="date" office:date-value="2013-07-24T18:12:00">
            <text:p>Jul 24, 2013 6:12 PM</text:p>
          </table:table-cell>
          <table:table-cell office:value-type="string">
            <text:p>I design and manufacture OSH for my OSH company</text:p>
          </table:table-cell>
          <table:table-cell table:number-columns-repeated="1021"/>
        </table:table-row>
        <table:table-row table:style-name="ro5">
          <table:table-cell table:style-name="ce8" office:value-type="float" office:value="13">
            <text:p>13</text:p>
          </table:table-cell>
          <table:table-cell table:style-name="ce15" office:value-type="date" office:date-value="2013-07-24T16:19:00">
            <text:p>Jul 24, 2013 4:19 PM</text:p>
          </table:table-cell>
          <table:table-cell office:value-type="string">
            <text:p>As development tools.</text:p>
          </table:table-cell>
          <table:table-cell table:number-columns-repeated="1021"/>
        </table:table-row>
        <table:table-row table:style-name="ro5">
          <table:table-cell table:style-name="ce8" office:value-type="float" office:value="14">
            <text:p>14</text:p>
          </table:table-cell>
          <table:table-cell table:style-name="ce15" office:value-type="date" office:date-value="2013-07-24T16:03:00">
            <text:p>Jul 24, 2013 4:03 PM</text:p>
          </table:table-cell>
          <table:table-cell office:value-type="string">
            <text:p>College Classes</text:p>
          </table:table-cell>
          <table:table-cell table:number-columns-repeated="1021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15" office:value-type="date" office:date-value="2013-07-24T14:44:00">
            <text:p>Jul 24, 2013 2:44 PM</text:p>
          </table:table-cell>
          <table:table-cell office:value-type="string">
            <text:p>I would use more consumer level open hardware products if they were available</text:p>
          </table:table-cell>
          <table:table-cell table:number-columns-repeated="1021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8:3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8:37:09</dc:date>
    <dc:creator>Catarina Mota</dc:creator>
    <meta:editing-duration>PT00H00M14S</meta:editing-duration>
    <meta:editing-cycles>1</meta:editing-cycles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16.056cm" svg:height="8.963cm" chart:class="chart:bar" chart:style-name="ch1">
        <chart:title svg:x="2.474cm" svg:y="0.18cm" chart:style-name="ch2">
          <text:p>How do you use open-source hardware products? (check all that apply)</text:p>
        </chart:title>
        <chart:plot-area chart:style-name="ch3" table:cell-range-address="'Question 1'.A4:'Question 1'.A10 'Question 1'.C4:'Question 1'.C10" chart:data-source-has-labels="column" svg:x="0.321cm" svg:y="0.756cm" svg:width="15.414cm" svg:height="8.028cm">
          <chart:axis chart:dimension="x" chart:name="primary-x" chart:style-name="ch4">
            <chart:categories table:cell-range-address="'Question 1'.A4:'Question 1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1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0">As consumer products (watch, car, washing machine, etc.)</text:p>
              </table:table-cell>
              <table:table-cell office:value-type="float" office:value="0.235">
                <text:p text:id="'Question 1'.C4:'Question 1'.C10">0.235</text:p>
              </table:table-cell>
            </table:table-row>
            <table:table-row>
              <table:table-cell office:value-type="string">
                <text:p>As production tools (3D printer, CNC router, loom, etc.)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As scientific or other instrumentation / measurement tools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As building blocks for personal / hobby projects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As building blocks for professional / work projects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To learn about hardware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To teach</text:p>
              </table:table-cell>
              <table:table-cell office:value-type="float" office:value="0.267">
                <text:p>0.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